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1de" officeooo:paragraph-rsid="00158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figma.com/file/4HBwT1qlYnc605xWUZsP2d/Untitled?node-id=0%3A1" text:style-name="Internet_20_link" text:visited-style-name="Visited_20_Internet_20_Link">https://www.figma.com/file/4HBwT1qlYnc605xWUZsP2d/Untitled?node-id=0%3A1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2T12:34:38.523000000</meta:creation-date>
    <dc:date>2020-07-22T12:53:16.770000000</dc:date>
    <meta:editing-duration>PT6M58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  <meta:generator>LibreOffice/6.4.0.3$Windows_X86_64 LibreOffice_project/b0a288ab3d2d4774cb44b62f04d5d28733ac6df8</meta:generator>
  </office:meta>
</office:document-meta>
</file>